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1" svg:font-family="'Noto Sans'" style:font-family-generic="swiss"/>
    <style:font-face style:name="Fira Code" svg:font-family="'Fira Cod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ira Code" officeooo:rsid="000b26d6" officeooo:paragraph-rsid="000b26d6"/>
    </style:style>
    <style:style style:name="P2" style:family="paragraph" style:parent-style-name="Standard">
      <style:text-properties officeooo:paragraph-rsid="000b26d6"/>
    </style:style>
    <style:style style:name="P3" style:family="paragraph" style:parent-style-name="Standard">
      <style:text-properties officeooo:rsid="000d1d2c" officeooo:paragraph-rsid="000d1d2c"/>
    </style:style>
    <style:style style:name="P4" style:family="paragraph" style:parent-style-name="Standard">
      <style:text-properties officeooo:paragraph-rsid="000d1d2c"/>
    </style:style>
    <style:style style:name="P5" style:family="paragraph" style:parent-style-name="Standard">
      <style:text-properties officeooo:rsid="000e0f94" officeooo:paragraph-rsid="000e0f94"/>
    </style:style>
    <style:style style:name="P6" style:family="paragraph" style:parent-style-name="Standard">
      <style:text-properties officeooo:paragraph-rsid="00113fb6"/>
    </style:style>
    <style:style style:name="T1" style:family="text">
      <style:text-properties style:font-name="Fira Code"/>
    </style:style>
    <style:style style:name="T2" style:family="text">
      <style:text-properties style:font-name="Fira Code" officeooo:rsid="000b26d6"/>
    </style:style>
    <style:style style:name="T3" style:family="text">
      <style:text-properties style:font-name="Fira Code" officeooo:rsid="000e0f94"/>
    </style:style>
    <style:style style:name="T4" style:family="text">
      <style:text-properties style:font-name="Fira Code" officeooo:rsid="000e67b0"/>
    </style:style>
    <style:style style:name="T5" style:family="text">
      <style:text-properties style:font-name="Fira Code" officeooo:rsid="00105b12"/>
    </style:style>
    <style:style style:name="T6" style:family="text">
      <style:text-properties style:font-name="Fira Code" officeooo:rsid="00113fb6"/>
    </style:style>
    <style:style style:name="T7" style:family="text">
      <style:text-properties style:font-name="Fira Code" officeooo:rsid="000d1d2c"/>
    </style:style>
    <style:style style:name="T8" style:family="text">
      <style:text-properties officeooo:rsid="00113f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rainte :</text:p>
      <text:p text:style-name="P1"/>
      <text:p text:style-name="P1">L’accès au serveur est accessible uniquement via le serveur centrale.</text:p>
      <text:p text:style-name="P1"/>
      <text:p text:style-name="P1">SFD :</text:p>
      <text:p text:style-name="P1"/>
      <text:p text:style-name="P2"><text:span text:style-name="T2">Afin de crée une unité pédagogique on doit pouvoir effectuer une vérification sur le client qui tante d’accéder au serveur.</text:span></text:p>
      <text:p text:style-name="P2"><text:span text:style-name="T2"/></text:p>
      <text:p text:style-name="P3"><text:span text:style-name="T2">L</text:span><text:span text:style-name="T1">es données seront disponible dans le corps de la requête au format JSON, ainsi pour la bonne création de l’unité pédagogique, L’URL de la ressource, une chaîne de caractère descriptive </text:span><text:span text:style-name="T6">(plusieurs chaîne descriptive peuvent être envoyer)</text:span><text:span text:style-name="T1">, </text:span><text:span text:style-name="T5">un nom (par exemple ‘Leçon 1’)</text:span><text:span text:style-name="T1"> </text:span><text:span text:style-name="T4">ainsi que le </text:span><text:span text:style-name="T5">nom du</text:span><text:span text:style-name="T4"> module de formation associé</text:span><text:span text:style-name="T1"> doivent être renseigné. Ces informations doivent provenir de l’enseignant.</text:span></text:p>
      <text:p text:style-name="P3"><text:span text:style-name="T1"/></text:p>
      <text:p text:style-name="P4"><text:span text:style-name="T7">Pour assurer la cohérence des unité pédagogique, le corps de la requête doit aussi contenir l’identifiant de l’unité pédagogique suivant celle en cours de création. </text:span><text:span text:style-name="T6">Dans le cas où on a une seul unité pédagogique, l’identifiant a fournir peut être non fourni.</text:span><text:span text:style-name="T7"> Ces informations doivent provenir également de l’enseignant.</text:span></text:p>
      <text:p text:style-name="P3"><text:span text:style-name="T1"/></text:p>
      <text:p text:style-name="P3"><text:span text:style-name="T1">Avant insertion des données dans la base de donnée graphe, une vérification de l’existence de la chaîne descriptive doit être effectuer. </text:span><text:span text:style-name="T3">Dans le cas où aucune information n’est trouver, un création d’une nouvelle chaîne descriptive est effectué.</text:span></text:p>
      <text:p text:style-name="P3"><text:span text:style-name="T3"/></text:p>
      <text:p text:style-name="P5"><text:span text:style-name="T1">Une vérification de la cohérence des données doit être effectuer.</text:span></text:p>
      <text:p text:style-name="P5"><text:span text:style-name="T1"/></text:p>
      <text:p text:style-name="P6"><text:span text:style-name="T6">Un fois les données crées, une réponse au format JSON est fourni au client.</text:span></text:p>
      <text:p text:style-name="P6"><text:span text:style-name="T6"/></text:p>
      <text:p text:style-name="P3"><text:span text:style-name="T1"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1" svg:font-family="'Noto Sans'" style:font-family-generic="swiss"/>
    <style:font-face style:name="Fira Code" svg:font-family="'Fira Cod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2T10:17:42.375893888</meta:creation-date>
    <dc:date>2021-02-02T11:38:35.897973332</dc:date>
    <meta:editing-duration>PT9M2S</meta:editing-duration>
    <meta:editing-cycles>2</meta:editing-cycles>
    <meta:generator>LibreOffice/7.0.3.1$Linux_X86_64 LibreOffice_project/00$Build-1</meta:generator>
    <meta:document-statistic meta:table-count="0" meta:image-count="0" meta:object-count="0" meta:page-count="1" meta:paragraph-count="9" meta:word-count="204" meta:character-count="1305" meta:non-whitespace-character-count="1110"/>
  </office:meta>
</office:document-meta>
</file>